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C8000000C80EFF2A1D9F93ED30.png" manifest:media-type="image/png"/>
  <manifest:file-entry manifest:full-path="Pictures/100000000000007800000082D2E6C381442B14B0.png" manifest:media-type="image/png"/>
  <manifest:file-entry manifest:full-path="Pictures/1000000000000CEC000009B16D3849F3A43CBBBC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Roboto-Regular" svg:font-family="Roboto-Regular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95cm"/>
    </style:style>
    <style:style style:name="gr3" style:family="graphic" style:parent-style-name="standard">
      <style:graphic-properties draw:stroke="none" draw:fill="none" fo:min-height="11.057cm"/>
    </style:style>
    <style:style style:name="gr4" style:family="graphic" style:parent-style-name="Обычный_5f_2_5f_2_5f_1">
      <style:graphic-properties draw:stroke="none" draw:fill="none" fo:min-height="13.958cm"/>
    </style:style>
    <style:style style:name="gr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title">
      <style:graphic-properties fo:min-height="1.763cm"/>
    </style:style>
    <style:style style:name="pr5" style:family="presentation" style:parent-style-name="Inspiration-subtitle">
      <style:graphic-properties draw:fill-color="#ffffff" fo:min-height="15.2cm"/>
    </style:style>
    <style:style style:name="pr6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8" style:family="text">
      <style:text-properties fo:font-variant="normal" fo:text-transform="none" fo:color="#0e0e0e" style:text-outline="false" style:text-line-through-style="none" style:text-line-through-type="none" style:font-name="Roboto-Regular" fo:font-size="20pt" fo:font-style="normal" fo:text-shadow="none" style:text-underline-style="none" fo:font-weight="normal" style:letter-kerning="true" style:font-name-asian="Roboto-Regular" style:font-size-asian="20pt" style:font-style-asian="normal" style:font-weight-asian="normal" style:font-name-complex="Robot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8: <text:s/></text:span></text:p>
            <text:p><text:span text:style-name="T1">логические методы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 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2" draw:text-style-name="P2" draw:layer="layout" svg:width="12.791cm" svg:height="12.043cm" svg:x="0.809cm" svg:y="4cm">
          <draw:text-box>
            <text:p>логические методы</text:p>
            <text:p/>
            <text:p>система правил</text:p>
            <text:p>предикаты</text:p>
            <text:p>-интерпретируемость</text:p>
            <text:p>-информативность</text:p>
            <text:p/>
            <text:p>закономерность</text:p>
            <text:p>тесты бонгарда</text:p>
            <text:p/>
            <text:p>извлечение признаков</text:p>
            <text:p>какие закономерности</text:p>
            <text:p>как определить информативность</text:p>
            <text:p>как искать закономерности</text:p>
            <text:p>как объединить закономерности</text:p>
            <text:p/>
          </draw:text-box>
        </draw:frame>
        <draw:frame draw:style-name="gr3" draw:text-style-name="P2" draw:layer="layout" svg:width="12.791cm" svg:height="11.307cm" svg:x="13.809cm" svg:y="5.6cm">
          <draw:text-box>
            <text:p>коньюнкция пороговых правил</text:p>
            <text:p>синдром - часть исполняется</text:p>
            <text:p/>
            <text:p/>
            <text:p>поиск закономерностей</text:p>
            <text:p>rule induction</text:p>
            <text:p/>
            <text:p/>
            <text:p>деревья решений</text:p>
            <text:p/>
            <text:p>достоинтсва и недостатки деревьев</text:p>
            <text:p>редукция дереьев</text:p>
            <text:p>бинаризация</text:p>
            <text:p/>
            <text:p>рейтинг признаков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layer="layout" svg:width="25.199cm" svg:height="1.763cm" svg:x="0.801cm" svg:y="1.637cm" presentation:class="title" presentation:user-transformed="true">
          <draw:text-box>
            <text:p><text:span text:style-name="T5">логические методы: <text:s/>литература</text:span></text:p>
          </draw:text-box>
        </draw:frame>
        <draw:frame draw:style-name="gr4" draw:text-style-name="P4" draw:layer="layout" svg:width="24.2cm" svg:height="14.208cm" svg:x="1cm" svg:y="4.6cm">
          <draw:text-box>
            <text:p><text:span text:style-name="T6">git clone </text:span><text:span text:style-name="T7">https://github.com/mechanoid5/ml_lectorium.git</text:span></text:p>
            <text:p><text:span text:style-name="T6"/></text:p>
            <text:list text:style-name="L2">
              <text:list-item>
                <text:p><text:span text:style-name="T6">К.В. Воронцов </text:span><text:span text:style-name="T8">Логические алгоритмы классификации</text:span><text:span text:style-name="T6">. - курс "Машинное обучение" ШАД Яндекс 2014</text:span></text:p>
                <text:p><text:span text:style-name="T6"/></text:p>
              </text:list-item>
              <text:list-item>
                <text:p>Е.С.Борисов Классификатор на основе решающего дерева. <text:span text:style-name="T9">http://mechanoid.kiev.ua/ml-dtree.html</text:span></text:p>
                <text:p/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presentation:style-name="pr5" draw:text-style-name="P6" draw:layer="layout" svg:width="25.199cm" svg:height="15.2cm" svg:x="1.4cm" svg:y="4cm" presentation:class="subtitle" presentation:user-transformed="true">
          <draw:text-box>
            <text:p text:style-name="P5"><text:span text:style-name="T10">Вопросы ?</text:span></text:p>
          </draw:text-box>
        </draw:frame>
        <draw:frame draw:style-name="gr5" draw:text-style-name="P7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layer="layout" svg:width="20.8cm" svg:height="1.743cm" svg:x="1cm" svg:y="1.833cm" presentation:class="title" presentation:user-transformed="true">
          <draw:text-box>
            <text:p><text:span text:style-name="T5">логические методы: </text:span><text:span text:style-name="T11">практика</text:span></text:p>
          </draw:text-box>
        </draw:frame>
        <draw:frame draw:style-name="gr6" draw:text-style-name="P7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7" draw:text-style-name="P7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8" draw:text-style-name="P10" draw:layer="layout" svg:width="16.6cm" svg:height="12.043cm" svg:x="4.8cm" svg:y="5.157cm">
          <draw:text-box>
            <text:p text:style-name="P5"><text:span text:style-name="T1">источники данных для экспериментов </text:span></text:p>
            <text:p text:style-name="P5"><text:span text:style-name="T1"/></text:p>
            <text:p text:style-name="P8">sklearn.datasets</text:p>
            <text:p text:style-name="P5">UCI Repository</text:p>
            <text:p text:style-name="P5">kaggle</text:p>
            <text:p text:style-name="P5"/>
            <text:p text:style-name="P5"><text:span text:style-name="T1">задание</text:span></text:p>
            <text:list text:style-name="L2">
              <text:list-item>
                <text:p text:style-name="P9"><text:span text:style-name="T12">рейтинг информативности признаков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Roboto-Regular" svg:font-family="Roboto-Regular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05T19:16:34.716600000</dc:date>
    <meta:editing-duration>P1DT6H12M4S</meta:editing-duration>
    <meta:editing-cycles>403</meta:editing-cycles>
    <meta:generator>LibreOffice/6.1.1.2$MacOSX_X86_64 LibreOffice_project/5d19a1bfa650b796764388cd8b33a5af1f5baa1b</meta:generator>
    <meta:document-statistic meta:object-count="56"/>
  </office:meta>
</office:document-meta>
</file>